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</office:font-face-decls>
  <office:automatic-styles>
    <style:style style:name="ce1" style:family="table-cell" style:parent-style-name="Default" style:data-style-name="N0"/>
    <style:style style:name="ce2" style:family="table-cell" style:parent-style-name="_54364__51456__32_3" style:data-style-name="N0">
      <style:table-cell-properties fo:border="thin solid #000000" style:vertical-align="automatic" fo:background-color="#FFFF00"/>
    </style:style>
    <style:style style:name="ce3" style:family="table-cell" style:parent-style-name="_54364__51456__32_3" style:data-style-name="N0">
      <style:table-cell-properties fo:border="thin solid #000000" style:vertical-align="middle" fo:background-color="#FFFF00"/>
    </style:style>
    <style:style style:name="ce4" style:family="table-cell" style:parent-style-name="_54364__51456__32_3" style:data-style-name="N0">
      <style:table-cell-properties fo:border="thin solid #000000" style:vertical-align="middle" fo:background-color="#FFFF00" style:repeat-content="false"/>
      <style:paragraph-properties fo:text-align="start" fo:margin-left="0cm"/>
    </style:style>
    <style:style style:name="ce5" style:family="table-cell" style:parent-style-name="_54364__51456__32_3" style:data-style-name="N0">
      <style:table-cell-properties fo:border="thin solid #000000" style:vertical-align="automatic" fo:background-color="transparent"/>
    </style:style>
    <style:style style:name="ce6" style:family="table-cell" style:parent-style-name="_54364__51456__32_3" style:data-style-name="N0">
      <style:table-cell-properties fo:border="thin solid #000000" style:vertical-align="middle" fo:background-color="transparent"/>
    </style:style>
    <style:style style:name="ce7" style:family="table-cell" style:parent-style-name="_54364__51456__32_3" style:data-style-name="N0">
      <style:table-cell-properties fo:border="thin solid #000000" style:vertical-align="middle" fo:background-color="transparent" style:repeat-content="false"/>
      <style:paragraph-properties fo:text-align="start" fo:margin-left="0cm"/>
    </style:style>
    <style:style style:name="ce8" style:family="table-cell" style:parent-style-name="_54364__51456__32_3" style:data-style-name="N0">
      <style:table-cell-properties style:vertical-align="automatic" fo:background-color="transparent"/>
    </style:style>
    <style:style style:name="ce9" style:family="table-cell" style:parent-style-name="_54364__51456__32_3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맑은 고딕" style:font-name-asian="맑은 고딕" style:font-name-complex="맑은 고딕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1.64041666666667cm"/>
    </style:style>
    <style:style style:name="co3" style:family="table-column">
      <style:table-column-properties fo:break-before="auto" style:column-width="3.54541666666667cm" style:use-optimal-column-width="true"/>
    </style:style>
    <style:style style:name="co4" style:family="table-column">
      <style:table-column-properties fo:break-before="auto" style:column-width="2.40770833333333cm" style:use-optimal-column-width="true"/>
    </style:style>
    <style:style style:name="co5" style:family="table-column">
      <style:table-column-properties fo:break-before="auto" style:column-width="9.286875cm" style:use-optimal-column-width="true"/>
    </style:style>
    <style:style style:name="co6" style:family="table-column">
      <style:table-column-properties fo:break-before="auto" style:column-width="3.04270833333333cm" style:use-optimal-column-width="true"/>
    </style:style>
    <style:style style:name="ro1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7월집계" table:style-name="ta1">
        <table:table-column table:style-name="co1" table:default-cell-style-name="ce8"/>
        <table:table-column table:style-name="co2" table:default-cell-style-name="ce8"/>
        <table:table-column table:style-name="co1" table:number-columns-repeated="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1" table:number-columns-repeated="2" table:default-cell-style-name="ce8"/>
        <table:table-column table:style-name="co6" table:default-cell-style-name="ce8"/>
        <table:table-column table:style-name="co1" table:number-columns-repeated="3" table:default-cell-style-name="ce9"/>
        <table:table-column table:style-name="co1" table:number-columns-repeated="16371" table:default-cell-style-name="ce8"/>
        <table:table-row table:style-name="ro1">
          <table:table-cell office:value-type="string" table:style-name="ce2">
            <text:p>년도</text:p>
          </table:table-cell>
          <table:table-cell office:value-type="string" table:style-name="ce3">
            <text:p>월</text:p>
          </table:table-cell>
          <table:table-cell office:value-type="string" table:style-name="ce3">
            <text:p>리전</text:p>
          </table:table-cell>
          <table:table-cell office:value-type="string" table:style-name="ce3">
            <text:p>AZ</text:p>
          </table:table-cell>
          <table:table-cell office:value-type="string" table:style-name="ce3">
            <text:p>테넌트</text:p>
          </table:table-cell>
          <table:table-cell office:value-type="string" table:style-name="ce3">
            <text:p>라이선스 종류</text:p>
          </table:table-cell>
          <table:table-cell office:value-type="string" table:style-name="ce2">
            <text:p>Hostname</text:p>
          </table:table-cell>
          <table:table-cell office:value-type="string" table:style-name="ce3">
            <text:p>라이선스</text:p>
          </table:table-cell>
          <table:table-cell office:value-type="string" table:style-name="ce3">
            <text:p>누적 월</text:p>
          </table:table-cell>
          <table:table-cell office:value-type="string" table:style-name="ce3">
            <text:p>비고</text:p>
          </table:table-cell>
          <table:table-cell office:value-type="string" table:style-name="ce4">
            <text:p>주간</text:p>
          </table:table-cell>
          <table:table-cell office:value-type="string" table:style-name="ce4">
            <text:p>월간</text:p>
          </table:table-cell>
          <table:table-cell office:value-type="string" table:style-name="ce4">
            <text:p>연간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hicp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standby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svchubstory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standby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tpush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standby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DEV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svchubstorydb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DEV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hmadk2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DEV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db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glbvpkihq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glbvpkihq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glbvpkikor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glbvpkikor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icp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icp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kicp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kicp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hicp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svchubstory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tpush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lsc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dkc2hsgldbs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dkc2hsgldbs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dkc2hslcdbs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dkc2hpgl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kicpsdb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lscdb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cnfd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standby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svchubstorydbs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tmvcrmdb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tpushdb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icpsdb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dkc2hqgldbq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dkc2hqgldbqs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dkc2hqlcdbq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dkc2hqlcdbqs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dckkmainddbd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glbpkidbd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cntm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cntm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cnom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gcscntm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gcscntm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gcscnom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cndkcp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cndkcp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gngdkcp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gngdkcp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cnfd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dbs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hacctmsdb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haeacsdb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haeacsdbs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hmatmsdb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hmatmsdbs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kcitmsdb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kcitmsdbs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kmatmsdb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kmatmsdbs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hmadk2db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hmadk2dbs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lsc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dkc2hslcdbs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dkc2hpgl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dkc2hplc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dkc2hplc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hicpsdb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cnomsdb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hmatm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hmatm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hacctm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hacctm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kcitm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kcitm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spdp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spdp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noti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noti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spgtc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spgtc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sp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sp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traffic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traffic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offlinevcrm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offlinevcrm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ota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ota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rprg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rprg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metering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metering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bigr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bigr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cnccspdbpg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4-04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cnccspdbpg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4-04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cnkpme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4-04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cnkpme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4-04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kfm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kfm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nmcphi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nmcphi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sprgc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sprgc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deploy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deploy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spgismon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spgismon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spgisc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spgisc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nmcp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nmcp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fm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fm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devop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devop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vtwinr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vtwinr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naparkcam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17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naparkcam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17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navr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17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navr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17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R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ru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2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R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ru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2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R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pru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2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R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pru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2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ds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ds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nmobile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nmobile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devloperhp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devloperhp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devloperkp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devloperkp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devlopergp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devlopergp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sppush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sppush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stat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stat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insp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insp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spkpush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spkpush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on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on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dvim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dvim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stnd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stnd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spgpush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spgpush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mce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mce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auth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auth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pw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pw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vehm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vehm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provp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provp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lm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lm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anno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anno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loca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loca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rdcscn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rdcscn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hcloudpostgre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hcloudpostgre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otaov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otaov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maaskmsproxy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maaskmsproxy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account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account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vr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vr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evpv2g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evpv2g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gd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112-038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gd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112-038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pid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0-052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pid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0-052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id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0-052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id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0-052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idif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111-07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idif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111-07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pidlm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111-07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pidlm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111-07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euvm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2-034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euvm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2-034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eunmobile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111-02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eunmobile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111-02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EDB</text:p>
          </table:table-cell>
          <table:table-cell office:value-type="string" table:style-name="ce5">
            <text:p>ccseu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EDB</text:p>
          </table:table-cell>
          <table:table-cell office:value-type="string" table:style-name="ce5">
            <text:p>ccseu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number-rows-repeated="2"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EDB</text:p>
          </table:table-cell>
          <table:table-cell office:value-type="string" table:style-name="ce5">
            <text:p>ccseuccsp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cnnewlmsdbp01</text:p>
          </table:table-cell>
          <table:table-cell office:value-type="string" table:style-name="ce6">
            <text:p>임시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2022.10.0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cnnewlmsdbp02</text:p>
          </table:table-cell>
          <table:table-cell office:value-type="string" table:style-name="ce6">
            <text:p>임시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2022.10.0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kmatm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kmatm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hmadk2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hacctmsdbs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hicp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standby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svchubstory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standby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tpush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standby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DEV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svchubstorydb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DEV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hmadk2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DEV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db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glbvpkihq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glbvpkihq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glbvpkikor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glbvpkikor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icp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icp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kicp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kicp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hicp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svchubstory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tpush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lsc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dkc2hsgldbs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dkc2hsgldbs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dkc2hslcdbs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dkc2hpgl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kicpsdb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lscdb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cnfd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standby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svchubstorydbs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tmvcrmdb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tpushdb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icpsdb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dkc2hqgldbq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dkc2hqgldbqs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dkc2hqlcdbq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dkc2hqlcdbqs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dckkmainddbd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glbpkidbd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cntm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cntm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cnom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gcscntm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gcscntm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gcscnom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cndkcp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cndkcp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gngdkcp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gngdkcp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cnfd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dbs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hacctmsdb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haeacsdb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haeacsdbs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hmatmsdb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hmatmsdbs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kcitmsdb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kcitmsdbs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kmatmsdb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kmatmsdbs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hmadk2db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hmadk2dbs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lsc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dkc2hslcdbs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dkc2hpgl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dkc2hplc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dkc2hplc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hicpsdb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cnomsdb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hmatm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hmatm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hacctm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hacctm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kcitm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kcitm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spdp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spdp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noti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noti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spgtc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spgtc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sp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sp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traffic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traffic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offlinevcrm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offlinevcrm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ota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ota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rprg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rprg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metering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metering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bigr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bigr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cnccspdbpg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4-04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cnccspdbpg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4-04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cnkpme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4-04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cnkpme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4-04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kfm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kfm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nmcphi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nmcphi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sprgc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sprgc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deploy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deploy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spgismon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spgismon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spgisc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spgisc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nmcp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nmcp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fm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fm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devop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devop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vtwinr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vtwinr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naparkcam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17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naparkcam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17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navr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17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navr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17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R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ru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2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R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ru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2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R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pru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2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R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pru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2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ds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ds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nmobile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nmobile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devloperhp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devloperhp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devloperkp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devloperkp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devlopergp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devlopergp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sppush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sppush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stat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stat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insp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insp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spkpush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spkpush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on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on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dvim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dvim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stnd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stnd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spgpush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spgpush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mce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mce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auth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auth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pw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pw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vehm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vehm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provp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provp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lm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lm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anno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anno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loca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loca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rdcscn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rdcscn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hcloudpostgre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hcloudpostgre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otaov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otaov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maaskmsproxy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maaskmsproxy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account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account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vr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vr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evpv2g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evpv2g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gd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112-038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gd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112-038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pid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0-052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pid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0-052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id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0-052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id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0-052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idif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111-07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idif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111-07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pidlm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111-07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pidlm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111-07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euvm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2-034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euvm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2-034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eunmobile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111-02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eunmobile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111-02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EDB</text:p>
          </table:table-cell>
          <table:table-cell office:value-type="string" table:style-name="ce5">
            <text:p>ccseu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EDB</text:p>
          </table:table-cell>
          <table:table-cell office:value-type="string" table:style-name="ce5">
            <text:p>ccseu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number-rows-repeated="2"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EDB</text:p>
          </table:table-cell>
          <table:table-cell office:value-type="string" table:style-name="ce5">
            <text:p>ccseuccsp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cnnewlmsdbp01</text:p>
          </table:table-cell>
          <table:table-cell office:value-type="string" table:style-name="ce6">
            <text:p>임시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2022.10.0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cnnewlmsdbp02</text:p>
          </table:table-cell>
          <table:table-cell office:value-type="string" table:style-name="ce6">
            <text:p>임시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2022.10.0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kmatm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kmatm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hmadk2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hacctmsdbs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cndkc2gplc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2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cndkc2gplc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2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cndkc2gpgl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2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cndkc2gpgl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2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cndkc2gqlcdbq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2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cndkc2gqgldbq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2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icd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2월</text:p>
          </table:table-cell>
          <table:table-cell office:value-type="string" table:style-name="ce5">
            <text:p>MSC2112-038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icd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2월</text:p>
          </table:table-cell>
          <table:table-cell office:value-type="string" table:style-name="ce5">
            <text:p>MSC2112-038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5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hcloudpostgresdbp01-ap-northeast-2.prd.h53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2월</text:p>
          </table:table-cell>
          <table:table-cell office:value-type="string" table:style-name="ce5">
            <text:p>MSC2112-038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KR</text:p>
          </table:table-cell>
          <table:table-cell office:value-type="string" table:style-name="ce5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hcloudpostgresdbp02-ap-northeast-2.prd.h53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2월</text:p>
          </table:table-cell>
          <table:table-cell office:value-type="string" table:style-name="ce5">
            <text:p>MSC2112-038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gcseuccsp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2월</text:p>
          </table:table-cell>
          <table:table-cell office:value-type="string" table:style-name="ce5">
            <text:p>MSC2111-02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gcseuccsp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2월</text:p>
          </table:table-cell>
          <table:table-cell office:value-type="string" table:style-name="ce5">
            <text:p>MSC2111-02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gcseu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2월</text:p>
          </table:table-cell>
          <table:table-cell office:value-type="string" table:style-name="ce5">
            <text:p>MMC2103-182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gcseu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2월</text:p>
          </table:table-cell>
          <table:table-cell office:value-type="string" table:style-name="ce5">
            <text:p>MMC2103-182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gcscnccsp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2월</text:p>
          </table:table-cell>
          <table:table-cell office:value-type="string" table:style-name="ce5">
            <text:p>MSC2112-009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2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gcscnccsp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2월</text:p>
          </table:table-cell>
          <table:table-cell office:value-type="string" table:style-name="ce5">
            <text:p>MSC2112-009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hicp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standby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svchubstory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standby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tpush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standby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DEV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svchubstorydb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DEV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hmadk2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DEV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db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glbvpkihq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glbvpkihq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glbvpkikor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glbvpkikor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icp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icp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kicp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kicp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hicp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svchubstory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tpush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lsc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dkc2hsgldbs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dkc2hsgldbs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dkc2hslcdbs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dkc2hpgl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kicpsdb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lscdb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cnfd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standby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svchubstorydbs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tmvcrmdb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tpushdb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icpsdb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dkc2hqgldbq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dkc2hqgldbqs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dkc2hqlcdbq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dkc2hqlcdbqs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dckkmainddbd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glbpkidbd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cntm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cntm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cnom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gcscntm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gcscntm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gcscnom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cndkcp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cndkcp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gngdkcp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gngdkcp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cnfd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dbs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hacctmsdb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haeacsdb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haeacsdbs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hmatmsdb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hmatmsdbs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kcitmsdb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kcitmsdbs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kmatmsdb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kmatmsdbs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hmadk2db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hmadk2dbs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lsc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dkc2hslcdbs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dkc2hpgl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dkc2hplc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dkc2hplc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hicpsdb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cnomsdb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hmatm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hmatm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hacctm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hacctm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kcitm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kcitm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spdp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spdp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noti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noti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spgtc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spgtc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sp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sp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traffic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traffic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offlinevcrm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offlinevcrm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ota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ota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rprg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rprg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metering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metering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bigr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bigr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cnccspdbpg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4-04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cnccspdbpg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4-04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cnkpme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4-04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cnkpme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4-04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kfm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kfm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nmcphi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nmcphi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sprgc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sprgc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deploy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deploy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spgismon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spgismon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spgisc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spgisc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nmcp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nmcp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fm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fm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devop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devop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vtwinr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vtwinr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naparkcam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17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naparkcam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17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navr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17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navr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17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R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ru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2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R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ru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2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R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pru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2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R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pru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2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ds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ds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nmobile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nmobile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devloperhp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devloperhp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devloperkp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devloperkp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devlopergp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devlopergp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sppush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sppush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stat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stat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insp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insp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spkpush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spkpush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on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on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dvim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dvim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stnd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stnd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spgpush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spgpush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mce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mce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auth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auth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pw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pw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vehm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vehm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provp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provp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lm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lm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anno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anno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loca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loca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rdcscn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rdcscn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hcloudpostgre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hcloudpostgre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otaov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otaov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maaskmsproxy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maaskmsproxy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account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account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vr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vr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evpv2g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evpv2g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gd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112-038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gd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112-038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pid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0-052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pid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0-052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id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0-052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id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0-052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idif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111-07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idif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111-07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pidlm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111-07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pidlm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111-07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euvm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2-034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euvm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2-034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eunmobile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111-02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eunmobile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111-02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EDB</text:p>
          </table:table-cell>
          <table:table-cell office:value-type="string" table:style-name="ce5">
            <text:p>ccseu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EDB</text:p>
          </table:table-cell>
          <table:table-cell office:value-type="string" table:style-name="ce5">
            <text:p>ccseu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number-rows-repeated="2"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EDB</text:p>
          </table:table-cell>
          <table:table-cell office:value-type="string" table:style-name="ce5">
            <text:p>ccseuccsp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cnnewlmsdbp01</text:p>
          </table:table-cell>
          <table:table-cell office:value-type="string" table:style-name="ce6">
            <text:p>임시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2022.10.0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cnnewlmsdbp02</text:p>
          </table:table-cell>
          <table:table-cell office:value-type="string" table:style-name="ce6">
            <text:p>임시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2022.10.0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kmatm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kmatm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hmadk2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hacctmsdbs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cndkc2gplc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2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cndkc2gplc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2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cndkc2gpgl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2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cndkc2gpgl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2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cndkc2gqlcdbq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2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cndkc2gqgldbq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2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icd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2월</text:p>
          </table:table-cell>
          <table:table-cell office:value-type="string" table:style-name="ce5">
            <text:p>MSC2112-038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icd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2월</text:p>
          </table:table-cell>
          <table:table-cell office:value-type="string" table:style-name="ce5">
            <text:p>MSC2112-038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5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hcloudpostgresdbp01-ap-northeast-2.prd.h53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2월</text:p>
          </table:table-cell>
          <table:table-cell office:value-type="string" table:style-name="ce5">
            <text:p>MSC2112-038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5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hcloudpostgresdbp02-ap-northeast-2.prd.h53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2월</text:p>
          </table:table-cell>
          <table:table-cell office:value-type="string" table:style-name="ce5">
            <text:p>MSC2112-038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gcseuccsp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2월</text:p>
          </table:table-cell>
          <table:table-cell office:value-type="string" table:style-name="ce5">
            <text:p>MSC2111-02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gcseuccsp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2월</text:p>
          </table:table-cell>
          <table:table-cell office:value-type="string" table:style-name="ce5">
            <text:p>MSC2111-02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gcseu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2월</text:p>
          </table:table-cell>
          <table:table-cell office:value-type="string" table:style-name="ce5">
            <text:p>MMC2103-182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gcseu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2월</text:p>
          </table:table-cell>
          <table:table-cell office:value-type="string" table:style-name="ce5">
            <text:p>MMC2103-182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gcscnccsp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2월</text:p>
          </table:table-cell>
          <table:table-cell office:value-type="string" table:style-name="ce5">
            <text:p>MSC2112-009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gcscnccsp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2월</text:p>
          </table:table-cell>
          <table:table-cell office:value-type="string" table:style-name="ce5">
            <text:p>MSC2112-009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eutmvcrm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3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eutmvcrmdb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3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gcseudkc2gqlcdbq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3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gcseudkc2gqlcdbqs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3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otascm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3월</text:p>
          </table:table-cell>
          <table:table-cell office:value-type="string" table:style-name="ce5">
            <text:p>MSC2112-038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3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otascm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3월</text:p>
          </table:table-cell>
          <table:table-cell office:value-type="string" table:style-name="ce5">
            <text:p>MSC2112-038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hicp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standby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svchubstory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standby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tpush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standby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DEV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svchubstorydb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DEV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hmadk2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DEV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db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glbvpkihq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glbvpkihq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glbvpkikor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glbvpkikor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icp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icp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kicp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kicp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hicp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svchubstory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tpush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lsc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dkc2hsgldbs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dkc2hsgldbs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dkc2hslcdbs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dkc2hpgl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kicpsdb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lscdb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cnfd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standby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svchubstorydbs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tmvcrmdb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tpushdb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icpsdb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dkc2hqgldbq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dkc2hqgldbqs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dkc2hqlcdbq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dkc2hqlcdbqs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dckkmainddbd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glbpkidbd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cntm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cntm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cnom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gcscntm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gcscntm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gcscnom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cndkcp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cndkcp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gngdkcp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gngdkcp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cnfd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dbs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hacctmsdb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haeacsdb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haeacsdbs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hmatmsdb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hmatmsdbs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kcitmsdb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kcitmsdbs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kmatmsdb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kmatmsdbs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hmadk2db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hmadk2dbs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lsc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dkc2hslcdbs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dkc2hpgl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dkc2hplc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dkc2hplc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hicpsdb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cnomsdb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hmatm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hmatm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hacctm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hacctm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kcitm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kcitm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spdp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spdp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noti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noti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spgtc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spgtc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sp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sp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traffic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traffic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offlinevcrm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offlinevcrm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ota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ota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rprg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rprg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metering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metering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bigr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bigr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cnccspdbpg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4-04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cnccspdbpg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4-04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cnkpme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4-04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cnkpme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4-04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kfm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kfm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nmcphi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nmcphi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sprgc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sprgc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deploy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deploy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spgismon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spgismon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spgisc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spgisc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nmcp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nmcp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fm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fm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devop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devop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vtwinr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vtwinr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naparkcam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17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naparkcam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17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navr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17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navr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17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R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ru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2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R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ru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2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R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pru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2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R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pru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2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ds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ds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nmobile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nmobile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devloperhp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devloperhp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devloperkp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devloperkp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devlopergp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devlopergp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sppush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sppush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stat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stat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insp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insp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spkpush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spkpush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on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on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dvim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dvim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stnd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stnd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spgpush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spgpush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mce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mce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auth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auth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pw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pw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vehm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vehm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provp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provp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lm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lm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anno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anno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loca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loca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rdcscn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rdcscn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hcloudpostgre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hcloudpostgre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otaov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otaov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maaskmsproxy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maaskmsproxy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account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account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vr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vr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evpv2g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evpv2g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gd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112-038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gd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112-038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pid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0-052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pid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0-052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id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0-052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id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0-052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idif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111-07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idif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111-07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pidlm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111-07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pidlm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111-07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euvm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2-034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euvm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2-034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eunmobile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111-02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eunmobile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111-02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EDB</text:p>
          </table:table-cell>
          <table:table-cell office:value-type="string" table:style-name="ce5">
            <text:p>ccseu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EDB</text:p>
          </table:table-cell>
          <table:table-cell office:value-type="string" table:style-name="ce5">
            <text:p>ccseu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number-rows-repeated="2"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EDB</text:p>
          </table:table-cell>
          <table:table-cell office:value-type="string" table:style-name="ce5">
            <text:p>ccseuccsp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cnnewlmsdbp01</text:p>
          </table:table-cell>
          <table:table-cell office:value-type="string" table:style-name="ce6">
            <text:p>임시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2022.10.0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cnnewlmsdbp02</text:p>
          </table:table-cell>
          <table:table-cell office:value-type="string" table:style-name="ce6">
            <text:p>임시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2022.10.0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kmatm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kmatm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hmadk2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hacctmsdbs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cndkc2gplc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2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cndkc2gplc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2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cndkc2gpgl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2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cndkc2gpgl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2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cndkc2gqlcdbq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2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cndkc2gqgldbq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2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icd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2월</text:p>
          </table:table-cell>
          <table:table-cell office:value-type="string" table:style-name="ce5">
            <text:p>MSC2112-038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icd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2월</text:p>
          </table:table-cell>
          <table:table-cell office:value-type="string" table:style-name="ce5">
            <text:p>MSC2112-038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5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hcloudpostgresdbp01-ap-northeast-2.prd.h53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2월</text:p>
          </table:table-cell>
          <table:table-cell office:value-type="string" table:style-name="ce5">
            <text:p>MSC2112-038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5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hcloudpostgresdbp02-ap-northeast-2.prd.h53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2월</text:p>
          </table:table-cell>
          <table:table-cell office:value-type="string" table:style-name="ce5">
            <text:p>MSC2112-038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gcseuccsp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2월</text:p>
          </table:table-cell>
          <table:table-cell office:value-type="string" table:style-name="ce5">
            <text:p>MSC2111-02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gcseuccsp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2월</text:p>
          </table:table-cell>
          <table:table-cell office:value-type="string" table:style-name="ce5">
            <text:p>MSC2111-02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gcseu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2월</text:p>
          </table:table-cell>
          <table:table-cell office:value-type="string" table:style-name="ce5">
            <text:p>MMC2103-182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gcseu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2월</text:p>
          </table:table-cell>
          <table:table-cell office:value-type="string" table:style-name="ce5">
            <text:p>MMC2103-182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gcscnccsp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2월</text:p>
          </table:table-cell>
          <table:table-cell office:value-type="string" table:style-name="ce5">
            <text:p>MSC2112-009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gcscnccsp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2월</text:p>
          </table:table-cell>
          <table:table-cell office:value-type="string" table:style-name="ce5">
            <text:p>MSC2112-009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eutmvcrm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3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eutmvcrmdb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3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gcseudkc2gqlcdbq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3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gcseudkc2gqlcdbqs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3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otascm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3월</text:p>
          </table:table-cell>
          <table:table-cell office:value-type="string" table:style-name="ce5">
            <text:p>MSC2112-038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otascm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3월</text:p>
          </table:table-cell>
          <table:table-cell office:value-type="string" table:style-name="ce5">
            <text:p>MSC2112-038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5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MongoDB</text:p>
          </table:table-cell>
          <table:table-cell office:value-type="string" table:style-name="ce5">
            <text:p>ccskrdrvinfomgdbp01</text:p>
          </table:table-cell>
          <table:table-cell office:value-type="string" table:style-name="ce5">
            <text:p>정식</text:p>
          </table:table-cell>
          <table:table-cell office:value-type="string" table:style-name="ce5">
            <text:p>4월</text:p>
          </table:table-cell>
          <table:table-cell table:style-name="ce5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5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MongoDB</text:p>
          </table:table-cell>
          <table:table-cell office:value-type="string" table:style-name="ce5">
            <text:p>ccskrdrvinfomgdbp02</text:p>
          </table:table-cell>
          <table:table-cell office:value-type="string" table:style-name="ce5">
            <text:p>정식</text:p>
          </table:table-cell>
          <table:table-cell office:value-type="string" table:style-name="ce5">
            <text:p>4월</text:p>
          </table:table-cell>
          <table:table-cell table:style-name="ce5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5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MongoDB</text:p>
          </table:table-cell>
          <table:table-cell office:value-type="string" table:style-name="ce5">
            <text:p>ccskrdrvinfomgdbp03</text:p>
          </table:table-cell>
          <table:table-cell office:value-type="string" table:style-name="ce5">
            <text:p>정식</text:p>
          </table:table-cell>
          <table:table-cell office:value-type="string" table:style-name="ce5">
            <text:p>4월</text:p>
          </table:table-cell>
          <table:table-cell table:style-name="ce5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5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MongoDB</text:p>
          </table:table-cell>
          <table:table-cell office:value-type="string" table:style-name="ce5">
            <text:p>ccskrdrvinfomgdbp04</text:p>
          </table:table-cell>
          <table:table-cell office:value-type="string" table:style-name="ce5">
            <text:p>정식</text:p>
          </table:table-cell>
          <table:table-cell office:value-type="string" table:style-name="ce5">
            <text:p>4월</text:p>
          </table:table-cell>
          <table:table-cell table:style-name="ce5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5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MongoDB</text:p>
          </table:table-cell>
          <table:table-cell office:value-type="string" table:style-name="ce5">
            <text:p>ccskrdrvinfomgdbp05</text:p>
          </table:table-cell>
          <table:table-cell office:value-type="string" table:style-name="ce5">
            <text:p>정식</text:p>
          </table:table-cell>
          <table:table-cell office:value-type="string" table:style-name="ce5">
            <text:p>4월</text:p>
          </table:table-cell>
          <table:table-cell table:style-name="ce5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5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MongoDB</text:p>
          </table:table-cell>
          <table:table-cell office:value-type="string" table:style-name="ce5">
            <text:p>ccskrdrvinfomgdbp06</text:p>
          </table:table-cell>
          <table:table-cell office:value-type="string" table:style-name="ce5">
            <text:p>정식</text:p>
          </table:table-cell>
          <table:table-cell office:value-type="string" table:style-name="ce5">
            <text:p>4월</text:p>
          </table:table-cell>
          <table:table-cell table:style-name="ce5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5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MongoDB</text:p>
          </table:table-cell>
          <table:table-cell office:value-type="string" table:style-name="ce5">
            <text:p>ccskrdrvinfomgdbp07</text:p>
          </table:table-cell>
          <table:table-cell office:value-type="string" table:style-name="ce5">
            <text:p>정식</text:p>
          </table:table-cell>
          <table:table-cell office:value-type="string" table:style-name="ce5">
            <text:p>4월</text:p>
          </table:table-cell>
          <table:table-cell table:style-name="ce5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5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MongoDB</text:p>
          </table:table-cell>
          <table:table-cell office:value-type="string" table:style-name="ce5">
            <text:p>ccskrdrvinfomgdbp08</text:p>
          </table:table-cell>
          <table:table-cell office:value-type="string" table:style-name="ce5">
            <text:p>정식</text:p>
          </table:table-cell>
          <table:table-cell office:value-type="string" table:style-name="ce5">
            <text:p>4월</text:p>
          </table:table-cell>
          <table:table-cell table:style-name="ce5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5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MongoDB</text:p>
          </table:table-cell>
          <table:table-cell office:value-type="string" table:style-name="ce5">
            <text:p>ccskrdrvinfomgdbp09</text:p>
          </table:table-cell>
          <table:table-cell office:value-type="string" table:style-name="ce5">
            <text:p>정식</text:p>
          </table:table-cell>
          <table:table-cell office:value-type="string" table:style-name="ce5">
            <text:p>4월</text:p>
          </table:table-cell>
          <table:table-cell table:style-name="ce5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5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MongoDB</text:p>
          </table:table-cell>
          <table:table-cell office:value-type="string" table:style-name="ce5">
            <text:p>ccskrdtcmgdbp01</text:p>
          </table:table-cell>
          <table:table-cell office:value-type="string" table:style-name="ce5">
            <text:p>정식</text:p>
          </table:table-cell>
          <table:table-cell office:value-type="string" table:style-name="ce5">
            <text:p>4월</text:p>
          </table:table-cell>
          <table:table-cell table:style-name="ce5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5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MongoDB</text:p>
          </table:table-cell>
          <table:table-cell office:value-type="string" table:style-name="ce5">
            <text:p>ccskrdtcmgdbp02</text:p>
          </table:table-cell>
          <table:table-cell office:value-type="string" table:style-name="ce5">
            <text:p>정식</text:p>
          </table:table-cell>
          <table:table-cell office:value-type="string" table:style-name="ce5">
            <text:p>4월</text:p>
          </table:table-cell>
          <table:table-cell table:style-name="ce5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5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MongoDB</text:p>
          </table:table-cell>
          <table:table-cell office:value-type="string" table:style-name="ce5">
            <text:p>ccskrdtcmgdbp03</text:p>
          </table:table-cell>
          <table:table-cell office:value-type="string" table:style-name="ce5">
            <text:p>정식</text:p>
          </table:table-cell>
          <table:table-cell office:value-type="string" table:style-name="ce5">
            <text:p>4월</text:p>
          </table:table-cell>
          <table:table-cell table:style-name="ce5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5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MongoDB</text:p>
          </table:table-cell>
          <table:table-cell office:value-type="string" table:style-name="ce5">
            <text:p>ccskrvsmmgdbp01</text:p>
          </table:table-cell>
          <table:table-cell office:value-type="string" table:style-name="ce5">
            <text:p>정식</text:p>
          </table:table-cell>
          <table:table-cell office:value-type="string" table:style-name="ce5">
            <text:p>4월</text:p>
          </table:table-cell>
          <table:table-cell table:style-name="ce5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5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MongoDB</text:p>
          </table:table-cell>
          <table:table-cell office:value-type="string" table:style-name="ce5">
            <text:p>ccskrvsmmgdbp02</text:p>
          </table:table-cell>
          <table:table-cell office:value-type="string" table:style-name="ce5">
            <text:p>정식</text:p>
          </table:table-cell>
          <table:table-cell office:value-type="string" table:style-name="ce5">
            <text:p>4월</text:p>
          </table:table-cell>
          <table:table-cell table:style-name="ce5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5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MongoDB</text:p>
          </table:table-cell>
          <table:table-cell office:value-type="string" table:style-name="ce5">
            <text:p>ccskrvsmmgdbp03</text:p>
          </table:table-cell>
          <table:table-cell office:value-type="string" table:style-name="ce5">
            <text:p>정식</text:p>
          </table:table-cell>
          <table:table-cell office:value-type="string" table:style-name="ce5">
            <text:p>4월</text:p>
          </table:table-cell>
          <table:table-cell table:style-name="ce5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5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MongoDB</text:p>
          </table:table-cell>
          <table:table-cell office:value-type="string" table:style-name="ce5">
            <text:p>ccskrmsamongosp01</text:p>
          </table:table-cell>
          <table:table-cell office:value-type="string" table:style-name="ce5">
            <text:p>정식</text:p>
          </table:table-cell>
          <table:table-cell office:value-type="string" table:style-name="ce5">
            <text:p>4월</text:p>
          </table:table-cell>
          <table:table-cell table:style-name="ce5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5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MongoDB</text:p>
          </table:table-cell>
          <table:table-cell office:value-type="string" table:style-name="ce5">
            <text:p>ccskrmsamongosp02</text:p>
          </table:table-cell>
          <table:table-cell office:value-type="string" table:style-name="ce5">
            <text:p>정식</text:p>
          </table:table-cell>
          <table:table-cell office:value-type="string" table:style-name="ce5">
            <text:p>4월</text:p>
          </table:table-cell>
          <table:table-cell table:style-name="ce5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4월</text:p>
          </table:table-cell>
          <table:table-cell office:value-type="string" table:style-name="ce5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MongoDB</text:p>
          </table:table-cell>
          <table:table-cell office:value-type="string" table:style-name="ce5">
            <text:p>ccskrmsamongosp03</text:p>
          </table:table-cell>
          <table:table-cell office:value-type="string" table:style-name="ce5">
            <text:p>정식</text:p>
          </table:table-cell>
          <table:table-cell office:value-type="string" table:style-name="ce5">
            <text:p>4월</text:p>
          </table:table-cell>
          <table:table-cell table:style-name="ce5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hicp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standby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svchubstory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standby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tpush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standby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DEV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svchubstorydb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DEV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hmadk2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DEV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db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glbvpkihq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glbvpkihq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glbvpkikor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glbvpkikor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icp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icp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kicp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kicp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hicp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svchubstory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tpush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lsc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dkc2hsgldbs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dkc2hsgldbs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dkc2hslcdbs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dkc2hpgl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kicpsdb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lscdb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cnfd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standby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svchubstorydbs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tmvcrmdb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tpushdb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icpsdb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dkc2hqgldbq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dkc2hqgldbqs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dkc2hqlcdbq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dkc2hqlcdbqs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dckkmainddbd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glbpkidbd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cntm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cntm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cnom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gcscntm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gcscntm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gcscnom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cndkcp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cndkcp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gngdkcp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gngdkcp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cnfd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dbs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hacctmsdb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haeacsdb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haeacsdbs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hmatmsdb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hmatmsdbs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kcitmsdb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kcitmsdbs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kmatmsdb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kmatmsdbs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hmadk2db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hmadk2dbs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lsc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dkc2hslcdbs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dkc2hpgl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dkc2hplc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dkc2hplc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hicpsdb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cnomsdb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hmatm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hmatm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hacctm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hacctm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kcitm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kcitm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spdp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spdp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noti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noti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spgtc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spgtc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sp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sp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traffic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traffic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offlinevcrm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offlinevcrm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ota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ota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rprg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rprg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metering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metering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bigr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bigr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cnccspdbpg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4-04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cnccspdbpg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4-04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cnkpme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4-04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cnkpme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4-04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kfm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kfm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nmcphi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nmcphi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sprgc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sprgc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deploy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deploy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spgismon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spgismon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spgisc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spgisc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nmcp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nmcp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fm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fm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devop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devop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vtwinr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vtwinr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naparkcam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17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naparkcam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17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navr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17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navr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17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R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ru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2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R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ru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2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R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pru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2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R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pru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2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ds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ds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nmobile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nmobile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devloperhp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devloperhp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devloperkp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devloperkp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devlopergp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devlopergp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sppush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sppush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stat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stat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insp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insp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spkpush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spkpush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on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on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dvim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dvim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stnd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stnd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spgpush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spgpush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mce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mce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auth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auth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pw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pw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vehm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vehm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provp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provp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lm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lm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anno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anno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loca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loca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rdcscn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rdcscn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hcloudpostgre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hcloudpostgre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otaov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otaov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maaskmsproxy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maaskmsproxy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account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account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vr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vr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evpv2g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evpv2g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gd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112-038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gd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112-038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pid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0-052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pid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0-052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id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0-052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id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0-052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idif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111-07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idif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111-07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pidlm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111-07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pidlm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111-07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euvm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2-034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euvm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2-034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eunmobile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111-02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eunmobile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111-02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EDB</text:p>
          </table:table-cell>
          <table:table-cell office:value-type="string" table:style-name="ce5">
            <text:p>ccseu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EDB</text:p>
          </table:table-cell>
          <table:table-cell office:value-type="string" table:style-name="ce5">
            <text:p>ccseu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number-rows-repeated="2"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EDB</text:p>
          </table:table-cell>
          <table:table-cell office:value-type="string" table:style-name="ce5">
            <text:p>ccseuccsp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cnnewlmsdbp01</text:p>
          </table:table-cell>
          <table:table-cell office:value-type="string" table:style-name="ce6">
            <text:p>임시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2022.10.0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cnnewlmsdbp02</text:p>
          </table:table-cell>
          <table:table-cell office:value-type="string" table:style-name="ce6">
            <text:p>임시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2022.10.0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kmatm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kmatm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hmadk2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hacctmsdbs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cndkc2gplc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2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cndkc2gplc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2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cndkc2gpgl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2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cndkc2gpgl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2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cndkc2gqlcdbq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2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cndkc2gqgldbq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2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icd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2월</text:p>
          </table:table-cell>
          <table:table-cell office:value-type="string" table:style-name="ce5">
            <text:p>MSC2112-038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icd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2월</text:p>
          </table:table-cell>
          <table:table-cell office:value-type="string" table:style-name="ce5">
            <text:p>MSC2112-038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5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hcloudpostgresdbp01-ap-northeast-2.prd.h53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2월</text:p>
          </table:table-cell>
          <table:table-cell office:value-type="string" table:style-name="ce5">
            <text:p>MSC2112-038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5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hcloudpostgresdbp02-ap-northeast-2.prd.h53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2월</text:p>
          </table:table-cell>
          <table:table-cell office:value-type="string" table:style-name="ce5">
            <text:p>MSC2112-038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gcseuccsp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2월</text:p>
          </table:table-cell>
          <table:table-cell office:value-type="string" table:style-name="ce5">
            <text:p>MSC2111-02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gcseuccsp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2월</text:p>
          </table:table-cell>
          <table:table-cell office:value-type="string" table:style-name="ce5">
            <text:p>MSC2111-02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gcseu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2월</text:p>
          </table:table-cell>
          <table:table-cell office:value-type="string" table:style-name="ce5">
            <text:p>MMC2103-182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gcseu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2월</text:p>
          </table:table-cell>
          <table:table-cell office:value-type="string" table:style-name="ce5">
            <text:p>MMC2103-182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gcscnccsp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2월</text:p>
          </table:table-cell>
          <table:table-cell office:value-type="string" table:style-name="ce5">
            <text:p>MSC2112-009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gcscnccsp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2월</text:p>
          </table:table-cell>
          <table:table-cell office:value-type="string" table:style-name="ce5">
            <text:p>MSC2112-009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eutmvcrm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3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eutmvcrmdb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3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gcseudkc2gqlcdbq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3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gcseudkc2gqlcdbqs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3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otascm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3월</text:p>
          </table:table-cell>
          <table:table-cell office:value-type="string" table:style-name="ce5">
            <text:p>MSC2112-038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otascm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3월</text:p>
          </table:table-cell>
          <table:table-cell office:value-type="string" table:style-name="ce5">
            <text:p>MSC2112-038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5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MongoDB</text:p>
          </table:table-cell>
          <table:table-cell office:value-type="string" table:style-name="ce5">
            <text:p>ccskrdrvinfomgdbp01</text:p>
          </table:table-cell>
          <table:table-cell office:value-type="string" table:style-name="ce5">
            <text:p>정식</text:p>
          </table:table-cell>
          <table:table-cell office:value-type="string" table:style-name="ce5">
            <text:p>4월</text:p>
          </table:table-cell>
          <table:table-cell table:style-name="ce5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5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MongoDB</text:p>
          </table:table-cell>
          <table:table-cell office:value-type="string" table:style-name="ce5">
            <text:p>ccskrdrvinfomgdbp02</text:p>
          </table:table-cell>
          <table:table-cell office:value-type="string" table:style-name="ce5">
            <text:p>정식</text:p>
          </table:table-cell>
          <table:table-cell office:value-type="string" table:style-name="ce5">
            <text:p>4월</text:p>
          </table:table-cell>
          <table:table-cell table:style-name="ce5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5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MongoDB</text:p>
          </table:table-cell>
          <table:table-cell office:value-type="string" table:style-name="ce5">
            <text:p>ccskrdrvinfomgdbp03</text:p>
          </table:table-cell>
          <table:table-cell office:value-type="string" table:style-name="ce5">
            <text:p>정식</text:p>
          </table:table-cell>
          <table:table-cell office:value-type="string" table:style-name="ce5">
            <text:p>4월</text:p>
          </table:table-cell>
          <table:table-cell table:style-name="ce5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5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MongoDB</text:p>
          </table:table-cell>
          <table:table-cell office:value-type="string" table:style-name="ce5">
            <text:p>ccskrdrvinfomgdbp04</text:p>
          </table:table-cell>
          <table:table-cell office:value-type="string" table:style-name="ce5">
            <text:p>정식</text:p>
          </table:table-cell>
          <table:table-cell office:value-type="string" table:style-name="ce5">
            <text:p>4월</text:p>
          </table:table-cell>
          <table:table-cell table:style-name="ce5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5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MongoDB</text:p>
          </table:table-cell>
          <table:table-cell office:value-type="string" table:style-name="ce5">
            <text:p>ccskrdrvinfomgdbp05</text:p>
          </table:table-cell>
          <table:table-cell office:value-type="string" table:style-name="ce5">
            <text:p>정식</text:p>
          </table:table-cell>
          <table:table-cell office:value-type="string" table:style-name="ce5">
            <text:p>4월</text:p>
          </table:table-cell>
          <table:table-cell table:style-name="ce5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5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MongoDB</text:p>
          </table:table-cell>
          <table:table-cell office:value-type="string" table:style-name="ce5">
            <text:p>ccskrdrvinfomgdbp06</text:p>
          </table:table-cell>
          <table:table-cell office:value-type="string" table:style-name="ce5">
            <text:p>정식</text:p>
          </table:table-cell>
          <table:table-cell office:value-type="string" table:style-name="ce5">
            <text:p>4월</text:p>
          </table:table-cell>
          <table:table-cell table:style-name="ce5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5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MongoDB</text:p>
          </table:table-cell>
          <table:table-cell office:value-type="string" table:style-name="ce5">
            <text:p>ccskrdrvinfomgdbp07</text:p>
          </table:table-cell>
          <table:table-cell office:value-type="string" table:style-name="ce5">
            <text:p>정식</text:p>
          </table:table-cell>
          <table:table-cell office:value-type="string" table:style-name="ce5">
            <text:p>4월</text:p>
          </table:table-cell>
          <table:table-cell table:style-name="ce5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5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MongoDB</text:p>
          </table:table-cell>
          <table:table-cell office:value-type="string" table:style-name="ce5">
            <text:p>ccskrdrvinfomgdbp08</text:p>
          </table:table-cell>
          <table:table-cell office:value-type="string" table:style-name="ce5">
            <text:p>정식</text:p>
          </table:table-cell>
          <table:table-cell office:value-type="string" table:style-name="ce5">
            <text:p>4월</text:p>
          </table:table-cell>
          <table:table-cell table:style-name="ce5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5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MongoDB</text:p>
          </table:table-cell>
          <table:table-cell office:value-type="string" table:style-name="ce5">
            <text:p>ccskrdrvinfomgdbp09</text:p>
          </table:table-cell>
          <table:table-cell office:value-type="string" table:style-name="ce5">
            <text:p>정식</text:p>
          </table:table-cell>
          <table:table-cell office:value-type="string" table:style-name="ce5">
            <text:p>4월</text:p>
          </table:table-cell>
          <table:table-cell table:style-name="ce5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5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MongoDB</text:p>
          </table:table-cell>
          <table:table-cell office:value-type="string" table:style-name="ce5">
            <text:p>ccskrdtcmgdbp01</text:p>
          </table:table-cell>
          <table:table-cell office:value-type="string" table:style-name="ce5">
            <text:p>정식</text:p>
          </table:table-cell>
          <table:table-cell office:value-type="string" table:style-name="ce5">
            <text:p>4월</text:p>
          </table:table-cell>
          <table:table-cell table:style-name="ce5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5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MongoDB</text:p>
          </table:table-cell>
          <table:table-cell office:value-type="string" table:style-name="ce5">
            <text:p>ccskrdtcmgdbp02</text:p>
          </table:table-cell>
          <table:table-cell office:value-type="string" table:style-name="ce5">
            <text:p>정식</text:p>
          </table:table-cell>
          <table:table-cell office:value-type="string" table:style-name="ce5">
            <text:p>4월</text:p>
          </table:table-cell>
          <table:table-cell table:style-name="ce5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5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MongoDB</text:p>
          </table:table-cell>
          <table:table-cell office:value-type="string" table:style-name="ce5">
            <text:p>ccskrdtcmgdbp03</text:p>
          </table:table-cell>
          <table:table-cell office:value-type="string" table:style-name="ce5">
            <text:p>정식</text:p>
          </table:table-cell>
          <table:table-cell office:value-type="string" table:style-name="ce5">
            <text:p>4월</text:p>
          </table:table-cell>
          <table:table-cell table:style-name="ce5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5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MongoDB</text:p>
          </table:table-cell>
          <table:table-cell office:value-type="string" table:style-name="ce5">
            <text:p>ccskrvsmmgdbp01</text:p>
          </table:table-cell>
          <table:table-cell office:value-type="string" table:style-name="ce5">
            <text:p>정식</text:p>
          </table:table-cell>
          <table:table-cell office:value-type="string" table:style-name="ce5">
            <text:p>4월</text:p>
          </table:table-cell>
          <table:table-cell table:style-name="ce5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5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MongoDB</text:p>
          </table:table-cell>
          <table:table-cell office:value-type="string" table:style-name="ce5">
            <text:p>ccskrvsmmgdbp02</text:p>
          </table:table-cell>
          <table:table-cell office:value-type="string" table:style-name="ce5">
            <text:p>정식</text:p>
          </table:table-cell>
          <table:table-cell office:value-type="string" table:style-name="ce5">
            <text:p>4월</text:p>
          </table:table-cell>
          <table:table-cell table:style-name="ce5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5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MongoDB</text:p>
          </table:table-cell>
          <table:table-cell office:value-type="string" table:style-name="ce5">
            <text:p>ccskrvsmmgdbp03</text:p>
          </table:table-cell>
          <table:table-cell office:value-type="string" table:style-name="ce5">
            <text:p>정식</text:p>
          </table:table-cell>
          <table:table-cell office:value-type="string" table:style-name="ce5">
            <text:p>4월</text:p>
          </table:table-cell>
          <table:table-cell table:style-name="ce5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5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MongoDB</text:p>
          </table:table-cell>
          <table:table-cell office:value-type="string" table:style-name="ce5">
            <text:p>ccskrmsamongosp01</text:p>
          </table:table-cell>
          <table:table-cell office:value-type="string" table:style-name="ce5">
            <text:p>정식</text:p>
          </table:table-cell>
          <table:table-cell office:value-type="string" table:style-name="ce5">
            <text:p>4월</text:p>
          </table:table-cell>
          <table:table-cell table:style-name="ce5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5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MongoDB</text:p>
          </table:table-cell>
          <table:table-cell office:value-type="string" table:style-name="ce5">
            <text:p>ccskrmsamongosp02</text:p>
          </table:table-cell>
          <table:table-cell office:value-type="string" table:style-name="ce5">
            <text:p>정식</text:p>
          </table:table-cell>
          <table:table-cell office:value-type="string" table:style-name="ce5">
            <text:p>4월</text:p>
          </table:table-cell>
          <table:table-cell table:style-name="ce5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5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MongoDB</text:p>
          </table:table-cell>
          <table:table-cell office:value-type="string" table:style-name="ce5">
            <text:p>ccskrmsamongosp03</text:p>
          </table:table-cell>
          <table:table-cell office:value-type="string" table:style-name="ce5">
            <text:p>정식</text:p>
          </table:table-cell>
          <table:table-cell office:value-type="string" table:style-name="ce5">
            <text:p>4월</text:p>
          </table:table-cell>
          <table:table-cell table:style-name="ce5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icpsscm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5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icpsscm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5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icpsscmsdb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5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5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fs-MCCS01.ap-northeast-2.prd.h53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5월</text:p>
          </table:table-cell>
          <table:table-cell office:value-type="string" table:style-name="ce5">
            <text:p>MSC2112-038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KR</text:p>
          </table:table-cell>
          <table:table-cell office:value-type="string" table:style-name="ce5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fs-MCCS02.ap-northeast-2.prd.h53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5월</text:p>
          </table:table-cell>
          <table:table-cell office:value-type="string" table:style-name="ce5">
            <text:p>MSC2112-038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auccsp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5월</text:p>
          </table:table-cell>
          <table:table-cell office:value-type="string" table:style-name="ce5">
            <text:p>MSC2112-058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auccsp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5월</text:p>
          </table:table-cell>
          <table:table-cell office:value-type="string" table:style-name="ce5">
            <text:p>MSC2112-058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aulm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5월</text:p>
          </table:table-cell>
          <table:table-cell office:value-type="string" table:style-name="ce5">
            <text:p>MSC2112-058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aulm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5월</text:p>
          </table:table-cell>
          <table:table-cell office:value-type="string" table:style-name="ce5">
            <text:p>MSC2112-058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auccsif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5월</text:p>
          </table:table-cell>
          <table:table-cell office:value-type="string" table:style-name="ce5">
            <text:p>MSC2203-05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auccsif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5월</text:p>
          </table:table-cell>
          <table:table-cell office:value-type="string" table:style-name="ce5">
            <text:p>MSC2203-05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aucc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5월</text:p>
          </table:table-cell>
          <table:table-cell office:value-type="string" table:style-name="ce5">
            <text:p>MSC2203-05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aucc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5월</text:p>
          </table:table-cell>
          <table:table-cell office:value-type="string" table:style-name="ce5">
            <text:p>MSC2203-05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auccsdbp03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5월</text:p>
          </table:table-cell>
          <table:table-cell office:value-type="string" table:style-name="ce5">
            <text:p>MSC2203-052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auccsdbp04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5월</text:p>
          </table:table-cell>
          <table:table-cell office:value-type="string" table:style-name="ce5">
            <text:p>MSC2203-052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auccsdbp05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5월</text:p>
          </table:table-cell>
          <table:table-cell office:value-type="string" table:style-name="ce5">
            <text:p>MSC2203-052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5월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auccsdbp06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5월</text:p>
          </table:table-cell>
          <table:table-cell office:value-type="string" table:style-name="ce5">
            <text:p>MSC2203-052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hicp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standby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svchubstory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standby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tpush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standby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DEV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svchubstorydb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DEV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hmadk2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DEV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db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glbvpkihq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glbvpkihq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glbvpkikor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glbvpkikor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icp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icp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kicp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kicp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hicp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svchubstory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tpush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lsc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dkc2hsgldbs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dkc2hsgldbs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dkc2hslcdbs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dkc2hpgl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kicpsdb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lscdb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cnfd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standby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svchubstorydbs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tmvcrmdb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tpushdb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icpsdb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dkc2hqgldbq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dkc2hqgldbqs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dkc2hqlcdbq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dkc2hqlcdbqs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dckkmainddbd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glbpkidbd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cntm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cntm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cnom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gcscntm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gcscntm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gcscnom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cndkcp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cndkcp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gngdkcp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gngdkcp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cnfd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dbs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hacctmsdb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haeacsdb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haeacsdbs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hmatmsdb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hmatmsdbs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kcitmsdb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kcitmsdbs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kmatmsdb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kmatmsdbs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hmadk2db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hmadk2dbs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lsc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dkc2hslcdbs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dkc2hpgl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dkc2hplc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dkc2hplc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hicpsdb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cnomsdb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hmatm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hmatm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hacctm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hacctm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kcitm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kcitm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spdp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spdp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noti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noti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spgtc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spgtc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sp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sp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traffic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traffic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offlinevcrm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offlinevcrm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ota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ota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rprg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rprg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metering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metering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bigr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bigr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cnccspdbpg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4-04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cnccspdbpg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4-04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cnkpme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4-04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cnkpme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4-04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kfm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kfm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nmcphi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nmcphi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sprgc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sprgc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deploy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deploy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spgismon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spgismon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spgisc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spgisc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nmcp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nmcp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fm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fm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devop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devop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vtwinr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vtwinr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naparkcam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17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naparkcam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17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navr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17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navr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17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R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ru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2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R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ru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2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R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pru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2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R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pru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2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ds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ds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nmobile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nmobile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devloperhp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devloperhp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devloperkp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devloperkp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devlopergp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devlopergp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sppush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sppush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stat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stat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insp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insp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spkpush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spkpush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on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on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dvim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dvim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stnd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stnd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spgpush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spgpush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mce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mce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auth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auth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pw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pw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vehm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vehm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provp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provp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lm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lm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anno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anno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loca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loca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rdcscn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rdcscn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hcloudpostgre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hcloudpostgre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otaov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otaov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maaskmsproxy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maaskmsproxy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account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account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vr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vr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evpv2g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evpv2g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gd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112-038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gd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112-038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pid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0-052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pid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0-052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id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0-052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id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0-052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idif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111-07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idif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111-07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pidlm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111-07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pidlm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111-07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euvm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2-034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euvm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2-034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eunmobile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111-02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eunmobile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111-02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EDB</text:p>
          </table:table-cell>
          <table:table-cell office:value-type="string" table:style-name="ce5">
            <text:p>ccseu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EDB</text:p>
          </table:table-cell>
          <table:table-cell office:value-type="string" table:style-name="ce5">
            <text:p>ccseu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number-rows-repeated="2"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EDB</text:p>
          </table:table-cell>
          <table:table-cell office:value-type="string" table:style-name="ce5">
            <text:p>ccseuccsp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cnnewlmsdbp01</text:p>
          </table:table-cell>
          <table:table-cell office:value-type="string" table:style-name="ce6">
            <text:p>임시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2022.10.0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cnnewlmsdbp02</text:p>
          </table:table-cell>
          <table:table-cell office:value-type="string" table:style-name="ce6">
            <text:p>임시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2022.10.0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kmatm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kmatm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hmadk2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hacctmsdbs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cndkc2gplc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2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cndkc2gplc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2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cndkc2gpgl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2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cndkc2gpgl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2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cndkc2gqlcdbq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2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cndkc2gqgldbq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2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icd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2월</text:p>
          </table:table-cell>
          <table:table-cell office:value-type="string" table:style-name="ce5">
            <text:p>MSC2112-038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icd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2월</text:p>
          </table:table-cell>
          <table:table-cell office:value-type="string" table:style-name="ce5">
            <text:p>MSC2112-038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5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hcloudpostgresdbp01-ap-northeast-2.prd.h53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2월</text:p>
          </table:table-cell>
          <table:table-cell office:value-type="string" table:style-name="ce5">
            <text:p>MSC2112-038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5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hcloudpostgresdbp02-ap-northeast-2.prd.h53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2월</text:p>
          </table:table-cell>
          <table:table-cell office:value-type="string" table:style-name="ce5">
            <text:p>MSC2112-038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gcseuccsp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2월</text:p>
          </table:table-cell>
          <table:table-cell office:value-type="string" table:style-name="ce5">
            <text:p>MSC2111-02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gcseuccsp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2월</text:p>
          </table:table-cell>
          <table:table-cell office:value-type="string" table:style-name="ce5">
            <text:p>MSC2111-02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gcseu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2월</text:p>
          </table:table-cell>
          <table:table-cell office:value-type="string" table:style-name="ce5">
            <text:p>MMC2103-182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gcseu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2월</text:p>
          </table:table-cell>
          <table:table-cell office:value-type="string" table:style-name="ce5">
            <text:p>MMC2103-182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gcscnccsp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2월</text:p>
          </table:table-cell>
          <table:table-cell office:value-type="string" table:style-name="ce5">
            <text:p>MSC2112-009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gcscnccsp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2월</text:p>
          </table:table-cell>
          <table:table-cell office:value-type="string" table:style-name="ce5">
            <text:p>MSC2112-009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eutmvcrm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3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eutmvcrmdb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3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gcseudkc2gqlcdbq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3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gcseudkc2gqlcdbqs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3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otascm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3월</text:p>
          </table:table-cell>
          <table:table-cell office:value-type="string" table:style-name="ce5">
            <text:p>MSC2112-038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otascm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3월</text:p>
          </table:table-cell>
          <table:table-cell office:value-type="string" table:style-name="ce5">
            <text:p>MSC2112-038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5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MongoDB</text:p>
          </table:table-cell>
          <table:table-cell office:value-type="string" table:style-name="ce5">
            <text:p>ccskrdrvinfomgdbp01</text:p>
          </table:table-cell>
          <table:table-cell office:value-type="string" table:style-name="ce5">
            <text:p>정식</text:p>
          </table:table-cell>
          <table:table-cell office:value-type="string" table:style-name="ce5">
            <text:p>4월</text:p>
          </table:table-cell>
          <table:table-cell table:style-name="ce5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5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MongoDB</text:p>
          </table:table-cell>
          <table:table-cell office:value-type="string" table:style-name="ce5">
            <text:p>ccskrdrvinfomgdbp02</text:p>
          </table:table-cell>
          <table:table-cell office:value-type="string" table:style-name="ce5">
            <text:p>정식</text:p>
          </table:table-cell>
          <table:table-cell office:value-type="string" table:style-name="ce5">
            <text:p>4월</text:p>
          </table:table-cell>
          <table:table-cell table:style-name="ce5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5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MongoDB</text:p>
          </table:table-cell>
          <table:table-cell office:value-type="string" table:style-name="ce5">
            <text:p>ccskrdrvinfomgdbp03</text:p>
          </table:table-cell>
          <table:table-cell office:value-type="string" table:style-name="ce5">
            <text:p>정식</text:p>
          </table:table-cell>
          <table:table-cell office:value-type="string" table:style-name="ce5">
            <text:p>4월</text:p>
          </table:table-cell>
          <table:table-cell table:style-name="ce5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5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MongoDB</text:p>
          </table:table-cell>
          <table:table-cell office:value-type="string" table:style-name="ce5">
            <text:p>ccskrdrvinfomgdbp04</text:p>
          </table:table-cell>
          <table:table-cell office:value-type="string" table:style-name="ce5">
            <text:p>정식</text:p>
          </table:table-cell>
          <table:table-cell office:value-type="string" table:style-name="ce5">
            <text:p>4월</text:p>
          </table:table-cell>
          <table:table-cell table:style-name="ce5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5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MongoDB</text:p>
          </table:table-cell>
          <table:table-cell office:value-type="string" table:style-name="ce5">
            <text:p>ccskrdrvinfomgdbp05</text:p>
          </table:table-cell>
          <table:table-cell office:value-type="string" table:style-name="ce5">
            <text:p>정식</text:p>
          </table:table-cell>
          <table:table-cell office:value-type="string" table:style-name="ce5">
            <text:p>4월</text:p>
          </table:table-cell>
          <table:table-cell table:style-name="ce5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5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MongoDB</text:p>
          </table:table-cell>
          <table:table-cell office:value-type="string" table:style-name="ce5">
            <text:p>ccskrdrvinfomgdbp06</text:p>
          </table:table-cell>
          <table:table-cell office:value-type="string" table:style-name="ce5">
            <text:p>정식</text:p>
          </table:table-cell>
          <table:table-cell office:value-type="string" table:style-name="ce5">
            <text:p>4월</text:p>
          </table:table-cell>
          <table:table-cell table:style-name="ce5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5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MongoDB</text:p>
          </table:table-cell>
          <table:table-cell office:value-type="string" table:style-name="ce5">
            <text:p>ccskrdrvinfomgdbp07</text:p>
          </table:table-cell>
          <table:table-cell office:value-type="string" table:style-name="ce5">
            <text:p>정식</text:p>
          </table:table-cell>
          <table:table-cell office:value-type="string" table:style-name="ce5">
            <text:p>4월</text:p>
          </table:table-cell>
          <table:table-cell table:style-name="ce5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5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MongoDB</text:p>
          </table:table-cell>
          <table:table-cell office:value-type="string" table:style-name="ce5">
            <text:p>ccskrdrvinfomgdbp08</text:p>
          </table:table-cell>
          <table:table-cell office:value-type="string" table:style-name="ce5">
            <text:p>정식</text:p>
          </table:table-cell>
          <table:table-cell office:value-type="string" table:style-name="ce5">
            <text:p>4월</text:p>
          </table:table-cell>
          <table:table-cell table:style-name="ce5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5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MongoDB</text:p>
          </table:table-cell>
          <table:table-cell office:value-type="string" table:style-name="ce5">
            <text:p>ccskrdrvinfomgdbp09</text:p>
          </table:table-cell>
          <table:table-cell office:value-type="string" table:style-name="ce5">
            <text:p>정식</text:p>
          </table:table-cell>
          <table:table-cell office:value-type="string" table:style-name="ce5">
            <text:p>4월</text:p>
          </table:table-cell>
          <table:table-cell table:style-name="ce5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5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MongoDB</text:p>
          </table:table-cell>
          <table:table-cell office:value-type="string" table:style-name="ce5">
            <text:p>ccskrdtcmgdbp01</text:p>
          </table:table-cell>
          <table:table-cell office:value-type="string" table:style-name="ce5">
            <text:p>정식</text:p>
          </table:table-cell>
          <table:table-cell office:value-type="string" table:style-name="ce5">
            <text:p>4월</text:p>
          </table:table-cell>
          <table:table-cell table:style-name="ce5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5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MongoDB</text:p>
          </table:table-cell>
          <table:table-cell office:value-type="string" table:style-name="ce5">
            <text:p>ccskrdtcmgdbp02</text:p>
          </table:table-cell>
          <table:table-cell office:value-type="string" table:style-name="ce5">
            <text:p>정식</text:p>
          </table:table-cell>
          <table:table-cell office:value-type="string" table:style-name="ce5">
            <text:p>4월</text:p>
          </table:table-cell>
          <table:table-cell table:style-name="ce5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5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MongoDB</text:p>
          </table:table-cell>
          <table:table-cell office:value-type="string" table:style-name="ce5">
            <text:p>ccskrdtcmgdbp03</text:p>
          </table:table-cell>
          <table:table-cell office:value-type="string" table:style-name="ce5">
            <text:p>정식</text:p>
          </table:table-cell>
          <table:table-cell office:value-type="string" table:style-name="ce5">
            <text:p>4월</text:p>
          </table:table-cell>
          <table:table-cell table:style-name="ce5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5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MongoDB</text:p>
          </table:table-cell>
          <table:table-cell office:value-type="string" table:style-name="ce5">
            <text:p>ccskrvsmmgdbp01</text:p>
          </table:table-cell>
          <table:table-cell office:value-type="string" table:style-name="ce5">
            <text:p>정식</text:p>
          </table:table-cell>
          <table:table-cell office:value-type="string" table:style-name="ce5">
            <text:p>4월</text:p>
          </table:table-cell>
          <table:table-cell table:style-name="ce5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5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MongoDB</text:p>
          </table:table-cell>
          <table:table-cell office:value-type="string" table:style-name="ce5">
            <text:p>ccskrvsmmgdbp02</text:p>
          </table:table-cell>
          <table:table-cell office:value-type="string" table:style-name="ce5">
            <text:p>정식</text:p>
          </table:table-cell>
          <table:table-cell office:value-type="string" table:style-name="ce5">
            <text:p>4월</text:p>
          </table:table-cell>
          <table:table-cell table:style-name="ce5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5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MongoDB</text:p>
          </table:table-cell>
          <table:table-cell office:value-type="string" table:style-name="ce5">
            <text:p>ccskrvsmmgdbp03</text:p>
          </table:table-cell>
          <table:table-cell office:value-type="string" table:style-name="ce5">
            <text:p>정식</text:p>
          </table:table-cell>
          <table:table-cell office:value-type="string" table:style-name="ce5">
            <text:p>4월</text:p>
          </table:table-cell>
          <table:table-cell table:style-name="ce5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5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MongoDB</text:p>
          </table:table-cell>
          <table:table-cell office:value-type="string" table:style-name="ce5">
            <text:p>ccskrmsamongosp01</text:p>
          </table:table-cell>
          <table:table-cell office:value-type="string" table:style-name="ce5">
            <text:p>정식</text:p>
          </table:table-cell>
          <table:table-cell office:value-type="string" table:style-name="ce5">
            <text:p>4월</text:p>
          </table:table-cell>
          <table:table-cell table:style-name="ce5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5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MongoDB</text:p>
          </table:table-cell>
          <table:table-cell office:value-type="string" table:style-name="ce5">
            <text:p>ccskrmsamongosp02</text:p>
          </table:table-cell>
          <table:table-cell office:value-type="string" table:style-name="ce5">
            <text:p>정식</text:p>
          </table:table-cell>
          <table:table-cell office:value-type="string" table:style-name="ce5">
            <text:p>4월</text:p>
          </table:table-cell>
          <table:table-cell table:style-name="ce5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5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MongoDB</text:p>
          </table:table-cell>
          <table:table-cell office:value-type="string" table:style-name="ce5">
            <text:p>ccskrmsamongosp03</text:p>
          </table:table-cell>
          <table:table-cell office:value-type="string" table:style-name="ce5">
            <text:p>정식</text:p>
          </table:table-cell>
          <table:table-cell office:value-type="string" table:style-name="ce5">
            <text:p>4월</text:p>
          </table:table-cell>
          <table:table-cell table:style-name="ce5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icpsscm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5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icpsscm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5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icpsscmsdb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5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5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fs-MCCS01.ap-northeast-2.prd.h53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5월</text:p>
          </table:table-cell>
          <table:table-cell office:value-type="string" table:style-name="ce5">
            <text:p>MSC2112-038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KR</text:p>
          </table:table-cell>
          <table:table-cell office:value-type="string" table:style-name="ce5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fs-MCCS02.ap-northeast-2.prd.h53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5월</text:p>
          </table:table-cell>
          <table:table-cell office:value-type="string" table:style-name="ce5">
            <text:p>MSC2112-038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auccsp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5월</text:p>
          </table:table-cell>
          <table:table-cell office:value-type="string" table:style-name="ce5">
            <text:p>MSC2112-058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auccsp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5월</text:p>
          </table:table-cell>
          <table:table-cell office:value-type="string" table:style-name="ce5">
            <text:p>MSC2112-058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aulm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5월</text:p>
          </table:table-cell>
          <table:table-cell office:value-type="string" table:style-name="ce5">
            <text:p>MSC2112-058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aulm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5월</text:p>
          </table:table-cell>
          <table:table-cell office:value-type="string" table:style-name="ce5">
            <text:p>MSC2112-058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auccsif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5월</text:p>
          </table:table-cell>
          <table:table-cell office:value-type="string" table:style-name="ce5">
            <text:p>MSC2203-05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auccsif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5월</text:p>
          </table:table-cell>
          <table:table-cell office:value-type="string" table:style-name="ce5">
            <text:p>MSC2203-05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aucc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5월</text:p>
          </table:table-cell>
          <table:table-cell office:value-type="string" table:style-name="ce5">
            <text:p>MSC2203-05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aucc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5월</text:p>
          </table:table-cell>
          <table:table-cell office:value-type="string" table:style-name="ce5">
            <text:p>MSC2203-05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auccsdbp03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5월</text:p>
          </table:table-cell>
          <table:table-cell office:value-type="string" table:style-name="ce5">
            <text:p>MSC2203-052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auccsdbp04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5월</text:p>
          </table:table-cell>
          <table:table-cell office:value-type="string" table:style-name="ce5">
            <text:p>MSC2203-052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auccsdbp05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5월</text:p>
          </table:table-cell>
          <table:table-cell office:value-type="string" table:style-name="ce5">
            <text:p>MSC2203-052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auccsdbp06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5월</text:p>
          </table:table-cell>
          <table:table-cell office:value-type="string" table:style-name="ce5">
            <text:p>MSC2203-052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gcseudkc2gplc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6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gcseudkc2gplc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6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6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gcseudkc2gdlcdbd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6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hicp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standby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svchubstory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standby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tpush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standby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DEV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svchubstorydb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DEV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hmadk2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DEV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db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glbvpkihq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glbvpkihq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glbvpkikor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glbvpkikor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icp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icp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kicp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kicp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hicp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svchubstory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tpush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lsc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dkc2hsgldbs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dkc2hsgldbs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dkc2hslcdbs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dkc2hpgl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kicpsdb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lscdb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cnfd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standby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svchubstorydbs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tmvcrmdb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tpushdb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icpsdb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dkc2hqgldbq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dkc2hqgldbqs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dkc2hqlcdbq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dkc2hqlcdbqs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dckkmainddbd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glbpkidbd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cntm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cntm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cnom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gcscntm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gcscntm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gcscnom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cndkcp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cndkcp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gngdkcp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gngdkcp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cnfd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dbs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hacctmsdb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haeacsdb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haeacsdbs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hmatmsdb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hmatmsdbs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kcitmsdb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kcitmsdbs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kmatmsdb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kmatmsdbs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hmadk2db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hmadk2dbs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lsc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dkc2hslcdbs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dkc2hpgl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dkc2hplc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dkc2hplc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hicpsdb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cnomsdb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hmatm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hmatm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hacctm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hacctm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kcitm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kcitm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spdp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spdp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noti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noti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spgtc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spgtc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sp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sp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traffic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traffic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offlinevcrm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offlinevcrm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ota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ota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rprg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rprg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metering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metering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bigr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bigr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3-03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cnccspdbpg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4-04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cnccspdbpg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4-04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cnkpme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4-04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cnkpme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4-040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kfm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kfm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nmcphi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nmcphi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sprgc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sprgc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deploy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deploy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spgismon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spgismon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spgisc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spgisc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nmcp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nmcp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fm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fm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devop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devop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vtwinr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vtwinr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5-04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naparkcam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17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naparkcam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17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navr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17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navr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17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R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ru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2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R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ru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2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R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pru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2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R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pru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26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ds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ds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nmobile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nmobile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devloperhp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devloperhp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devloperkp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devloperkp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devlopergp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devlopergp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sppush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sppush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stat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stat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insp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insp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spkpush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spkpush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on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on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dvim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dvim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stnd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stnd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spgpush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spgpush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mce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mce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auth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auth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pw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pw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vehm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vehm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provp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provp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lm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lm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anno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anno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loca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loca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rdcscn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rdcscn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hcloudpostgre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hcloudpostgre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otaov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otaov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maaskmsproxy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maaskmsproxy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account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account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vr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cvr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evpv2g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evpv2g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1-05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gd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112-038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gd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112-038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pid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0-052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pid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0-052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id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0-052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id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10-052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idif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111-07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idif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111-07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pidlm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111-07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pidlm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111-075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euvm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2-034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euvm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002-034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eunmobile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111-02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eunmobile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office:value-type="string" table:style-name="ce5">
            <text:p>MSC2111-02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EDB</text:p>
          </table:table-cell>
          <table:table-cell office:value-type="string" table:style-name="ce5">
            <text:p>ccseu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EDB</text:p>
          </table:table-cell>
          <table:table-cell office:value-type="string" table:style-name="ce5">
            <text:p>ccseu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number-rows-repeated="2"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EDB</text:p>
          </table:table-cell>
          <table:table-cell office:value-type="string" table:style-name="ce5">
            <text:p>ccseuccsp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cnnewlmsdbp01</text:p>
          </table:table-cell>
          <table:table-cell office:value-type="string" table:style-name="ce6">
            <text:p>임시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2022.10.0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cnnewlmsdbp02</text:p>
          </table:table-cell>
          <table:table-cell office:value-type="string" table:style-name="ce6">
            <text:p>임시</text:p>
          </table:table-cell>
          <table:table-cell office:value-type="string" table:style-name="ce6">
            <text:p>1월</text:p>
          </table:table-cell>
          <table:table-cell office:value-type="string" table:style-name="ce6">
            <text:p>2022.10.0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kmatm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kmatm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hmadk2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nahacctmsdbs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1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cndkc2gplc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2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cndkc2gplc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2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cndkc2gpgl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2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cndkc2gpgl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2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cndkc2gqlcdbq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2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cndkc2gqgldbq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2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icd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2월</text:p>
          </table:table-cell>
          <table:table-cell office:value-type="string" table:style-name="ce5">
            <text:p>MSC2112-038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cicd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2월</text:p>
          </table:table-cell>
          <table:table-cell office:value-type="string" table:style-name="ce5">
            <text:p>MSC2112-038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5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hcloudpostgresdbp01-ap-northeast-2.prd.h53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2월</text:p>
          </table:table-cell>
          <table:table-cell office:value-type="string" table:style-name="ce5">
            <text:p>MSC2112-038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5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hcloudpostgresdbp02-ap-northeast-2.prd.h53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2월</text:p>
          </table:table-cell>
          <table:table-cell office:value-type="string" table:style-name="ce5">
            <text:p>MSC2112-038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gcseuccsp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2월</text:p>
          </table:table-cell>
          <table:table-cell office:value-type="string" table:style-name="ce5">
            <text:p>MSC2111-02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gcseuccsp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2월</text:p>
          </table:table-cell>
          <table:table-cell office:value-type="string" table:style-name="ce5">
            <text:p>MSC2111-02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gcseu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2월</text:p>
          </table:table-cell>
          <table:table-cell office:value-type="string" table:style-name="ce5">
            <text:p>MMC2103-182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EU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gcseu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2월</text:p>
          </table:table-cell>
          <table:table-cell office:value-type="string" table:style-name="ce5">
            <text:p>MMC2103-182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gcscnccsp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2월</text:p>
          </table:table-cell>
          <table:table-cell office:value-type="string" table:style-name="ce5">
            <text:p>MSC2112-009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gcscnccsp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2월</text:p>
          </table:table-cell>
          <table:table-cell office:value-type="string" table:style-name="ce5">
            <text:p>MSC2112-009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eutmvcrm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3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eutmvcrmdb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3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gcseudkc2gqlcdbq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3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gcseudkc2gqlcdbqs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3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otascm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3월</text:p>
          </table:table-cell>
          <table:table-cell office:value-type="string" table:style-name="ce5">
            <text:p>MSC2112-038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krotascm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3월</text:p>
          </table:table-cell>
          <table:table-cell office:value-type="string" table:style-name="ce5">
            <text:p>MSC2112-038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5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MongoDB</text:p>
          </table:table-cell>
          <table:table-cell office:value-type="string" table:style-name="ce5">
            <text:p>ccskrdrvinfomgdbp01</text:p>
          </table:table-cell>
          <table:table-cell office:value-type="string" table:style-name="ce5">
            <text:p>정식</text:p>
          </table:table-cell>
          <table:table-cell office:value-type="string" table:style-name="ce5">
            <text:p>4월</text:p>
          </table:table-cell>
          <table:table-cell table:style-name="ce5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5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MongoDB</text:p>
          </table:table-cell>
          <table:table-cell office:value-type="string" table:style-name="ce5">
            <text:p>ccskrdrvinfomgdbp02</text:p>
          </table:table-cell>
          <table:table-cell office:value-type="string" table:style-name="ce5">
            <text:p>정식</text:p>
          </table:table-cell>
          <table:table-cell office:value-type="string" table:style-name="ce5">
            <text:p>4월</text:p>
          </table:table-cell>
          <table:table-cell table:style-name="ce5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5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MongoDB</text:p>
          </table:table-cell>
          <table:table-cell office:value-type="string" table:style-name="ce5">
            <text:p>ccskrdrvinfomgdbp03</text:p>
          </table:table-cell>
          <table:table-cell office:value-type="string" table:style-name="ce5">
            <text:p>정식</text:p>
          </table:table-cell>
          <table:table-cell office:value-type="string" table:style-name="ce5">
            <text:p>4월</text:p>
          </table:table-cell>
          <table:table-cell table:style-name="ce5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5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MongoDB</text:p>
          </table:table-cell>
          <table:table-cell office:value-type="string" table:style-name="ce5">
            <text:p>ccskrdrvinfomgdbp04</text:p>
          </table:table-cell>
          <table:table-cell office:value-type="string" table:style-name="ce5">
            <text:p>정식</text:p>
          </table:table-cell>
          <table:table-cell office:value-type="string" table:style-name="ce5">
            <text:p>4월</text:p>
          </table:table-cell>
          <table:table-cell table:style-name="ce5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5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MongoDB</text:p>
          </table:table-cell>
          <table:table-cell office:value-type="string" table:style-name="ce5">
            <text:p>ccskrdrvinfomgdbp05</text:p>
          </table:table-cell>
          <table:table-cell office:value-type="string" table:style-name="ce5">
            <text:p>정식</text:p>
          </table:table-cell>
          <table:table-cell office:value-type="string" table:style-name="ce5">
            <text:p>4월</text:p>
          </table:table-cell>
          <table:table-cell table:style-name="ce5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5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MongoDB</text:p>
          </table:table-cell>
          <table:table-cell office:value-type="string" table:style-name="ce5">
            <text:p>ccskrdrvinfomgdbp06</text:p>
          </table:table-cell>
          <table:table-cell office:value-type="string" table:style-name="ce5">
            <text:p>정식</text:p>
          </table:table-cell>
          <table:table-cell office:value-type="string" table:style-name="ce5">
            <text:p>4월</text:p>
          </table:table-cell>
          <table:table-cell table:style-name="ce5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5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MongoDB</text:p>
          </table:table-cell>
          <table:table-cell office:value-type="string" table:style-name="ce5">
            <text:p>ccskrdrvinfomgdbp07</text:p>
          </table:table-cell>
          <table:table-cell office:value-type="string" table:style-name="ce5">
            <text:p>정식</text:p>
          </table:table-cell>
          <table:table-cell office:value-type="string" table:style-name="ce5">
            <text:p>4월</text:p>
          </table:table-cell>
          <table:table-cell table:style-name="ce5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5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MongoDB</text:p>
          </table:table-cell>
          <table:table-cell office:value-type="string" table:style-name="ce5">
            <text:p>ccskrdrvinfomgdbp08</text:p>
          </table:table-cell>
          <table:table-cell office:value-type="string" table:style-name="ce5">
            <text:p>정식</text:p>
          </table:table-cell>
          <table:table-cell office:value-type="string" table:style-name="ce5">
            <text:p>4월</text:p>
          </table:table-cell>
          <table:table-cell table:style-name="ce5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5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MongoDB</text:p>
          </table:table-cell>
          <table:table-cell office:value-type="string" table:style-name="ce5">
            <text:p>ccskrdrvinfomgdbp09</text:p>
          </table:table-cell>
          <table:table-cell office:value-type="string" table:style-name="ce5">
            <text:p>정식</text:p>
          </table:table-cell>
          <table:table-cell office:value-type="string" table:style-name="ce5">
            <text:p>4월</text:p>
          </table:table-cell>
          <table:table-cell table:style-name="ce5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5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MongoDB</text:p>
          </table:table-cell>
          <table:table-cell office:value-type="string" table:style-name="ce5">
            <text:p>ccskrdtcmgdbp01</text:p>
          </table:table-cell>
          <table:table-cell office:value-type="string" table:style-name="ce5">
            <text:p>정식</text:p>
          </table:table-cell>
          <table:table-cell office:value-type="string" table:style-name="ce5">
            <text:p>4월</text:p>
          </table:table-cell>
          <table:table-cell table:style-name="ce5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5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MongoDB</text:p>
          </table:table-cell>
          <table:table-cell office:value-type="string" table:style-name="ce5">
            <text:p>ccskrdtcmgdbp02</text:p>
          </table:table-cell>
          <table:table-cell office:value-type="string" table:style-name="ce5">
            <text:p>정식</text:p>
          </table:table-cell>
          <table:table-cell office:value-type="string" table:style-name="ce5">
            <text:p>4월</text:p>
          </table:table-cell>
          <table:table-cell table:style-name="ce5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5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MongoDB</text:p>
          </table:table-cell>
          <table:table-cell office:value-type="string" table:style-name="ce5">
            <text:p>ccskrdtcmgdbp03</text:p>
          </table:table-cell>
          <table:table-cell office:value-type="string" table:style-name="ce5">
            <text:p>정식</text:p>
          </table:table-cell>
          <table:table-cell office:value-type="string" table:style-name="ce5">
            <text:p>4월</text:p>
          </table:table-cell>
          <table:table-cell table:style-name="ce5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5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MongoDB</text:p>
          </table:table-cell>
          <table:table-cell office:value-type="string" table:style-name="ce5">
            <text:p>ccskrvsmmgdbp01</text:p>
          </table:table-cell>
          <table:table-cell office:value-type="string" table:style-name="ce5">
            <text:p>정식</text:p>
          </table:table-cell>
          <table:table-cell office:value-type="string" table:style-name="ce5">
            <text:p>4월</text:p>
          </table:table-cell>
          <table:table-cell table:style-name="ce5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5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MongoDB</text:p>
          </table:table-cell>
          <table:table-cell office:value-type="string" table:style-name="ce5">
            <text:p>ccskrvsmmgdbp02</text:p>
          </table:table-cell>
          <table:table-cell office:value-type="string" table:style-name="ce5">
            <text:p>정식</text:p>
          </table:table-cell>
          <table:table-cell office:value-type="string" table:style-name="ce5">
            <text:p>4월</text:p>
          </table:table-cell>
          <table:table-cell table:style-name="ce5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5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MongoDB</text:p>
          </table:table-cell>
          <table:table-cell office:value-type="string" table:style-name="ce5">
            <text:p>ccskrvsmmgdbp03</text:p>
          </table:table-cell>
          <table:table-cell office:value-type="string" table:style-name="ce5">
            <text:p>정식</text:p>
          </table:table-cell>
          <table:table-cell office:value-type="string" table:style-name="ce5">
            <text:p>4월</text:p>
          </table:table-cell>
          <table:table-cell table:style-name="ce5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5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MongoDB</text:p>
          </table:table-cell>
          <table:table-cell office:value-type="string" table:style-name="ce5">
            <text:p>ccskrmsamongosp01</text:p>
          </table:table-cell>
          <table:table-cell office:value-type="string" table:style-name="ce5">
            <text:p>정식</text:p>
          </table:table-cell>
          <table:table-cell office:value-type="string" table:style-name="ce5">
            <text:p>4월</text:p>
          </table:table-cell>
          <table:table-cell table:style-name="ce5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5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MongoDB</text:p>
          </table:table-cell>
          <table:table-cell office:value-type="string" table:style-name="ce5">
            <text:p>ccskrmsamongosp02</text:p>
          </table:table-cell>
          <table:table-cell office:value-type="string" table:style-name="ce5">
            <text:p>정식</text:p>
          </table:table-cell>
          <table:table-cell office:value-type="string" table:style-name="ce5">
            <text:p>4월</text:p>
          </table:table-cell>
          <table:table-cell table:style-name="ce5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5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MongoDB</text:p>
          </table:table-cell>
          <table:table-cell office:value-type="string" table:style-name="ce5">
            <text:p>ccskrmsamongosp03</text:p>
          </table:table-cell>
          <table:table-cell office:value-type="string" table:style-name="ce5">
            <text:p>정식</text:p>
          </table:table-cell>
          <table:table-cell office:value-type="string" table:style-name="ce5">
            <text:p>4월</text:p>
          </table:table-cell>
          <table:table-cell table:style-name="ce5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icpsscm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5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icpsscm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5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icpsscmsdb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5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5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fs-MCCS01.ap-northeast-2.prd.h53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5월</text:p>
          </table:table-cell>
          <table:table-cell office:value-type="string" table:style-name="ce5">
            <text:p>MSC2112-038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5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fs-MCCS02.ap-northeast-2.prd.h53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5월</text:p>
          </table:table-cell>
          <table:table-cell office:value-type="string" table:style-name="ce5">
            <text:p>MSC2112-038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auccsp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5월</text:p>
          </table:table-cell>
          <table:table-cell office:value-type="string" table:style-name="ce5">
            <text:p>MSC2112-058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auccsp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5월</text:p>
          </table:table-cell>
          <table:table-cell office:value-type="string" table:style-name="ce5">
            <text:p>MSC2112-058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aulm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5월</text:p>
          </table:table-cell>
          <table:table-cell office:value-type="string" table:style-name="ce5">
            <text:p>MSC2112-058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aulm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5월</text:p>
          </table:table-cell>
          <table:table-cell office:value-type="string" table:style-name="ce5">
            <text:p>MSC2112-058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auccsif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5월</text:p>
          </table:table-cell>
          <table:table-cell office:value-type="string" table:style-name="ce5">
            <text:p>MSC2203-05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auccsif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5월</text:p>
          </table:table-cell>
          <table:table-cell office:value-type="string" table:style-name="ce5">
            <text:p>MSC2203-05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auccs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5월</text:p>
          </table:table-cell>
          <table:table-cell office:value-type="string" table:style-name="ce5">
            <text:p>MSC2203-05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auccs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5월</text:p>
          </table:table-cell>
          <table:table-cell office:value-type="string" table:style-name="ce5">
            <text:p>MSC2203-051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auccsdbp03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5월</text:p>
          </table:table-cell>
          <table:table-cell office:value-type="string" table:style-name="ce5">
            <text:p>MSC2203-052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auccsdbp04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5월</text:p>
          </table:table-cell>
          <table:table-cell office:value-type="string" table:style-name="ce5">
            <text:p>MSC2203-052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auccsdbp05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5월</text:p>
          </table:table-cell>
          <table:table-cell office:value-type="string" table:style-name="ce5">
            <text:p>MSC2203-052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SG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MCCS</text:p>
          </table:table-cell>
          <table:table-cell office:value-type="string" table:style-name="ce5">
            <text:p>ccsauccsdbp06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5월</text:p>
          </table:table-cell>
          <table:table-cell office:value-type="string" table:style-name="ce5">
            <text:p>MSC2203-052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gcseudkc2gplcdbp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6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gcseudkc2gplcdbp02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6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NA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gcseudkc2gdlcdbd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6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cndkccndb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7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gngdkcqdb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7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gcscnomsdb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7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gcscntmsdb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7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CN</text:p>
          </table:table-cell>
          <table:table-cell office:value-type="string" table:style-name="ce6">
            <text:p>1센터</text:p>
          </table:table-cell>
          <table:table-cell office:value-type="string" table:style-name="ce6">
            <text:p>STG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cnfddbs01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7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skrdkc2hpgldbp01.ap-northeast-2.prd.h53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7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skrdkc2hpgldbp02.ap-northeast-2.prd.h53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7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dkc2kpgldbp0101.ap-northeast-2.prd.h53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7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5">
            <text:p>22년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6">
            <text:p>PRD</text:p>
          </table:table-cell>
          <table:table-cell office:value-type="string" table:style-name="ce6">
            <text:p>Tibero</text:p>
          </table:table-cell>
          <table:table-cell office:value-type="string" table:style-name="ce5">
            <text:p>ccskrdkc2kpgldbp0102.ap-northeast-2.prd.h53</text:p>
          </table:table-cell>
          <table:table-cell office:value-type="string" table:style-name="ce6">
            <text:p>정식</text:p>
          </table:table-cell>
          <table:table-cell office:value-type="string" table:style-name="ce6">
            <text:p>7월</text:p>
          </table:table-cell>
          <table:table-cell table:style-name="ce6"/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1" table:style-name="ce1"/>
        </table:table-row>
        <table:table-row table:number-rows-repeated="10468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맑은 고딕" style:font-name-asian="맑은 고딕" style:font-name-complex="맑은 고딕" fo:font-size="11pt" style:font-size-asian="11pt" style:font-size-complex="11pt"/>
    </style:style>
    <style:style style:name="_54364__51456__32_3" style:display-name="표준 3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스파크앤어소시에이츠/채한길-IaaS기술팀/신우영</meta:initial-creator>
    <dc:creator>HAE_GE</dc:creator>
    <meta:creation-date>2022-08-02T09:08:29Z</meta:creation-date>
    <dc:date>2022-08-10T05:01:17Z</dc:date>
  </office:meta>
</office:document-meta>
</file>